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njaliOldLipi" officeooo:rsid="00032945" officeooo:paragraph-rsid="00032945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AnjaliOldLipi" officeooo:rsid="00032945" officeooo:paragraph-rsid="00032945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AnjaliOldLipi" officeooo:rsid="0003b1c3" officeooo:paragraph-rsid="0003b1c3"/>
    </style:style>
    <style:style style:name="P4" style:family="paragraph" style:parent-style-name="Standard">
      <style:paragraph-properties fo:text-align="center" style:justify-single-word="false"/>
      <style:text-properties style:font-name="AnjaliOldLipi" fo:font-size="14pt" fo:font-weight="bold" officeooo:rsid="000296c0" officeooo:paragraph-rsid="000296c0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njaliOldLipi" fo:font-weight="bold" officeooo:rsid="000296c0" officeooo:paragraph-rsid="000296c0" style:font-weight-asian="bold" style:font-weight-complex="bold"/>
    </style:style>
    <style:style style:name="P6" style:family="paragraph" style:parent-style-name="Standard">
      <style:text-properties style:font-name="AnjaliOldLipi" fo:font-weight="bold" officeooo:rsid="000296c0" officeooo:paragraph-rsid="000296c0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njaliOldLipi" fo:font-weight="bold" officeooo:rsid="00032945" officeooo:paragraph-rsid="00032945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AnjaliOldLipi" officeooo:rsid="00078502" officeooo:paragraph-rsid="00078502"/>
    </style:style>
    <style:style style:name="P9" style:family="paragraph" style:parent-style-name="Standard">
      <style:paragraph-properties fo:text-align="center" style:justify-single-word="false"/>
      <style:text-properties officeooo:paragraph-rsid="000296c0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03b1c3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03b1c3" officeooo:paragraph-rsid="0003b1c3"/>
    </style:style>
    <style:style style:name="P12" style:family="paragraph" style:parent-style-name="Standard">
      <style:paragraph-properties fo:text-align="start" style:justify-single-word="false"/>
      <style:text-properties officeooo:rsid="0003b1c3" officeooo:paragraph-rsid="0003b1c3"/>
    </style:style>
    <style:style style:name="P13" style:family="paragraph" style:parent-style-name="Standard">
      <style:paragraph-properties fo:text-align="center" style:justify-single-word="false"/>
      <style:text-properties officeooo:rsid="0003b1c3" officeooo:paragraph-rsid="0003b1c3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njaliOldLipi" officeooo:rsid="00032945" officeooo:paragraph-rsid="00032945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njaliOldLipi" officeooo:rsid="0003b1c3" officeooo:paragraph-rsid="0003b1c3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32945"/>
    </style:style>
    <style:style style:name="T1" style:family="text">
      <style:text-properties officeooo:rsid="0003b1c3"/>
    </style:style>
    <style:style style:name="T2" style:family="text">
      <style:text-properties fo:font-style="italic" officeooo:rsid="0003b1c3" style:font-style-asian="italic" style:font-style-complex="italic"/>
    </style:style>
    <style:style style:name="T3" style:family="text">
      <style:text-properties style:font-name="AnjaliOldLipi"/>
    </style:style>
    <style:style style:name="T4" style:family="text">
      <style:text-properties style:font-name="AnjaliOldLipi" officeooo:rsid="0003b1c3"/>
    </style:style>
    <style:style style:name="T5" style:family="text">
      <style:text-properties style:font-name="AnjaliOldLipi" fo:font-weight="bold" officeooo:rsid="000296c0" style:font-weight-asian="bold" style:font-weight-complex="bold"/>
    </style:style>
    <style:style style:name="T6" style:family="text">
      <style:text-properties style:font-name="AnjaliOldLipi" fo:font-weight="bold" officeooo:rsid="0005931b" style:font-weight-asian="bold" style:font-weight-complex="bold"/>
    </style:style>
    <style:style style:name="T7" style:family="text">
      <style:text-properties style:font-name="AnjaliOldLipi" officeooo:rsid="00032945"/>
    </style:style>
    <style:style style:name="T8" style:family="text">
      <style:text-properties style:font-name="AnjaliOldLipi" officeooo:rsid="0005931b"/>
    </style:style>
    <style:style style:name="T9" style:family="text">
      <style:text-properties officeooo:rsid="0005931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emorando para projeto e desenvolvimento de API</text:p>
      <text:p text:style-name="P5">Projeto API – ePedido</text:p>
      <text:p text:style-name="P9"><text:span text:style-name="T5">Empresa: </text:span><text:span text:style-name="T6">AutoCar Online</text:span></text:p>
      <text:p text:style-name="P6"/>
      <text:p text:style-name="P7">Regras de negócio </text:p>
      <text:p text:style-name="P1"/>
      <text:p text:style-name="P16"><text:span text:style-name="T7">A aplicação(API) é um página composta por elementos de entrada que serão tratados, e adicionados ao banco de dados para futur</text:span><text:span text:style-name="T8">as consultas e exibição de relatórios gerenciais</text:span><text:span text:style-name="T7">. </text:span></text:p>
      <text:p text:style-name="P14"/>
      <text:p text:style-name="P14"><text:tab/>*<text:span text:style-name="T2">Haverá uma validação na página para não ser permitido inserir o mesmo código de produto mais de uma vez e também o não preenchimento das informações.</text:span></text:p>
      <text:p text:style-name="P14"><text:span text:style-name="T2"/></text:p>
      <text:p text:style-name="P15">Descrição:</text:p>
      <text:list xml:id="list2816141720" text:style-name="L1">
        <text:list-item>
          <text:p text:style-name="P2">A página terá um campo onde o cliente/vendedor poderá digitar o código do produto e em seguida a descrição. </text:p>
        </text:list-item>
        <text:list-item>
          <text:p text:style-name="P8">A quantidade de produtos cadastrados será de 1000 produtos.</text:p>
        </text:list-item>
        <text:list-item>
          <text:p text:style-name="P2">Após fazer o preenchimento das informações do código do produto <text:span text:style-name="T1">e produto.</text:span></text:p>
        </text:list-item>
        <text:list-item>
          <text:p text:style-name="P3">Haverá um botão no qual ao ser pressionado, o mesmo irá inserir o produto e limpar a tela para que haja possibilidade de mais pedidos serem adicionados.</text:p>
        </text:list-item>
        <text:list-item>
          <text:p text:style-name="P3">Após fazer a adição do(s) produto(s) na mesma página exibira um resumo do que foi digitado pelo cliente/vendedor.</text:p>
          <text:list>
            <text:list-item>
              <text:p text:style-name="P10"><text:span text:style-name="T4">Quantidade total dos pedidos</text:span></text:p>
            </text:list-item>
            <text:list-item>
              <text:p text:style-name="P10"><text:span text:style-name="T4">O produto com o código maior</text:span></text:p>
            </text:list-item>
            <text:list-item>
              <text:p text:style-name="P10"><text:span text:style-name="T4">O produto com o código menor <text:s/></text:span></text:p>
            </text:list-item>
            <text:list-item>
              <text:p text:style-name="P11"><text:span text:style-name="T3">A soma total dos pedidos</text:span></text:p>
            </text:list-item>
            <text:list-item>
              <text:p text:style-name="P11"><text:span text:style-name="T3">E média dos pedidos por cliente/vendedor</text:span></text:p>
            </text:list-item>
          </text:list>
        </text:list-item>
      </text:list>
      <text:p text:style-name="P12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>Desenvolvedor Responsável pelo Front-End da API</text:span></text:p>
      <text:p text:style-name="P13"><text:span text:style-name="T3"/></text:p>
      <text:p text:style-name="P13"><text:span text:style-name="T3"/></text:p>
      <text:p text:style-name="P13"><text:span text:style-name="T3">___________________________________________</text:span></text:p>
      <text:p text:style-name="P13"><text:soft-page-break/><text:span text:style-name="T3">Michael Santo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0T21:38:00.538948808</meta:creation-date>
    <dc:date>2020-09-20T22:27:50.741411836</dc:date>
    <meta:editing-duration>PT7M48S</meta:editing-duration>
    <meta:editing-cycles>2</meta:editing-cycles>
    <meta:generator>LibreOffice/6.4.5.2$Linux_X86_64 LibreOffice_project/40$Build-2</meta:generator>
    <meta:document-statistic meta:table-count="0" meta:image-count="0" meta:object-count="0" meta:page-count="2" meta:paragraph-count="20" meta:word-count="201" meta:character-count="1225" meta:non-whitespace-character-count="1047"/>
  </office:meta>
</office:document-meta>
</file>